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74.38mm"/>
    </style:style>
    <style:style style:name="co4" style:family="table-column">
      <style:table-column-properties fo:break-before="auto" style:column-width="70.22mm"/>
    </style:style>
    <style:style style:name="co5" style:family="table-column">
      <style:table-column-properties fo:break-before="auto" style:column-width="52.49mm"/>
    </style:style>
    <style:style style:name="co6" style:family="table-column">
      <style:table-column-properties fo:break-before="auto" style:column-width="4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order="0.06pt solid #000000"/>
      <style:text-properties style:text-underline-style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 style:data-style-name="N1"/>
    <style:style style:name="ce9" style:family="table-cell" style:parent-style-name="Default">
      <style:text-properties style:text-underline-style="none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1">
      <style:table-cell-properties fo:border="0.06pt solid #000000"/>
    </style:style>
    <style:style style:name="ce27" style:family="table-cell" style:parent-style-name="Default" style:data-style-name="N1"/>
    <style:style style:name="ce28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ce20"/>
        <table:table-column table:style-name="co2" table:default-cell-style-name="ce20"/>
        <table:table-column table:style-name="co3" table:default-cell-style-name="ce26"/>
        <table:table-column table:style-name="co4" table:default-cell-style-name="ce27"/>
        <table:table-column table:style-name="co5" table:default-cell-style-name="ce27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Diferencia con el período anterior</text:p>
          </table:table-cell>
          <table:table-cell table:style-name="ce20" office:value-type="string" calcext:value-type="string">
            <text:p>Diferencia / Ventas mes anterior (porcentaje)</text:p>
          </table:table-cell>
          <table:table-cell table:style-name="Default" office:value-type="string" calcext:value-type="string">
            <text:p>Promedio móvil 12 meses</text:p>
          </table:table-cell>
          <table:table-cell table:style-name="Default" office:value-type="string" calcext:value-type="string">
            <text:p>Promedio móvil 2 de lo anterior</text:p>
          </table:table-cell>
          <table:table-cell office:value-type="string" calcext:value-type="string">
            <text:p>Exportaciones (dólares)</text:p>
          </table:table-cell>
          <table:table-cell table:number-columns-repeated="1016"/>
        </table:table-row>
        <table:table-row table:style-name="ro1">
          <table:table-cell table:style-name="ce21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20"/>
          <table:table-cell table:style-name="Default" table:number-columns-repeated="2"/>
          <table:table-cell office:value-type="float" office:value="3388900000" calcext:value-type="float">
            <text:p>3388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2"/>
          <table:table-cell office:value-type="float" office:value="3585100000" calcext:value-type="float">
            <text:p>35851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2"/>
          <table:table-cell office:value-type="float" office:value="4170300000" calcext:value-type="float">
            <text:p>41703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2"/>
          <table:table-cell office:value-type="float" office:value="4296800000" calcext:value-type="float">
            <text:p>42968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2"/>
          <table:table-cell office:value-type="float" office:value="4849800000" calcext:value-type="float">
            <text:p>4849800000</text:p>
          </table:table-cell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2"/>
          <table:table-cell office:value-type="float" office:value="4518800000" calcext:value-type="float">
            <text:p>45188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2"/>
          <table:table-cell office:value-type="float" office:value="4610900000" calcext:value-type="float">
            <text:p>4610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2"/>
          <table:table-cell office:value-type="float" office:value="4918900000" calcext:value-type="float">
            <text:p>4918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2"/>
          <table:table-cell office:value-type="float" office:value="4817300000" calcext:value-type="float">
            <text:p>48173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2"/>
          <table:table-cell office:value-type="float" office:value="5525000000" calcext:value-type="float">
            <text:p>5525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/>
          <table:table-cell office:value-type="float" office:value="5411700000" calcext:value-type="float">
            <text:p>54117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13]-[.C12]" office:value-type="float" office:value="-10564" calcext:value-type="float">
            <text:p>-10564</text:p>
          </table:table-cell>
          <table:table-cell table:formula="of:=[.D13]/[.C12]" office:value-type="percentage" office:value="-0.355474796419678" calcext:value-type="percentage">
            <text:p>-35,55 %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office:value-type="float" office:value="5685300000" calcext:value-type="float">
            <text:p>56853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office:value-type="float" office:value="5810000000" calcext:value-type="float">
            <text:p>5810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office:value-type="float" office:value="5216000000" calcext:value-type="float">
            <text:p>5216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office:value-type="float" office:value="4982000000" calcext:value-type="float">
            <text:p>4982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office:value-type="float" office:value="5832000000" calcext:value-type="float">
            <text:p>5832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office:value-type="float" office:value="6241000000" calcext:value-type="float">
            <text:p>624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office:value-type="float" office:value="5391000000" calcext:value-type="float">
            <text:p>539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office:value-type="float" office:value="7038700000" calcext:value-type="float">
            <text:p>70387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office:value-type="float" office:value="7415000000" calcext:value-type="float">
            <text:p>7415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office:value-type="float" office:value="6980000000" calcext:value-type="float">
            <text:p>6980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office:value-type="float" office:value="6263000000" calcext:value-type="float">
            <text:p>626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office:value-type="float" office:value="5099000000" calcext:value-type="float">
            <text:p>5099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office:value-type="float" office:value="4320000000" calcext:value-type="float">
            <text:p>43200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office:value-type="float" office:value="3730000000" calcext:value-type="float">
            <text:p>3730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office:value-type="float" office:value="3940900000" calcext:value-type="float">
            <text:p>3940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office:value-type="float" office:value="4191800000" calcext:value-type="float">
            <text:p>41918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office:value-type="float" office:value="5088000000" calcext:value-type="float">
            <text:p>5088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office:value-type="float" office:value="5138000000" calcext:value-type="float">
            <text:p>5138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office:value-type="float" office:value="5161000000" calcext:value-type="float">
            <text:p>516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office:value-type="float" office:value="4895000000" calcext:value-type="float">
            <text:p>4895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office:value-type="float" office:value="4894900000" calcext:value-type="float">
            <text:p>4894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office:value-type="float" office:value="4581000000" calcext:value-type="float">
            <text:p>458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office:value-type="float" office:value="4838700000" calcext:value-type="float">
            <text:p>48387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office:value-type="float" office:value="4933400000" calcext:value-type="float">
            <text:p>49334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office:value-type="float" office:value="4851500000" calcext:value-type="float">
            <text:p>48515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office:value-type="float" office:value="4423000000" calcext:value-type="float">
            <text:p>442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office:value-type="float" office:value="4059900000" calcext:value-type="float">
            <text:p>4059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office:value-type="float" office:value="4714200000" calcext:value-type="float">
            <text:p>47142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office:value-type="float" office:value="6221600000" calcext:value-type="float">
            <text:p>62216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office:value-type="float" office:value="6521400000" calcext:value-type="float">
            <text:p>65214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office:value-type="float" office:value="6353100000" calcext:value-type="float">
            <text:p>63531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office:value-type="float" office:value="6004100000" calcext:value-type="float">
            <text:p>60041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office:value-type="float" office:value="6368500000" calcext:value-type="float">
            <text:p>63685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office:value-type="float" office:value="6400800000" calcext:value-type="float">
            <text:p>64008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office:value-type="float" office:value="5884400000" calcext:value-type="float">
            <text:p>58844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office:value-type="float" office:value="5963600000" calcext:value-type="float">
            <text:p>59636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office:value-type="float" office:value="5585100000" calcext:value-type="float">
            <text:p>5585100000</text:p>
          </table:table-cell>
          <table:table-cell table:number-columns-repeated="1016"/>
        </table:table-row>
        <table:table-row table:style-name="ro1">
          <table:table-cell table:style-name="ce22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office:value-type="float" office:value="5255000000" calcext:value-type="float">
            <text:p>52550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office:value-type="float" office:value="5487400000" calcext:value-type="float">
            <text:p>54874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office:value-type="float" office:value="6159100000" calcext:value-type="float">
            <text:p>61591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office:value-type="float" office:value="7150800000" calcext:value-type="float">
            <text:p>71508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office:value-type="float" office:value="8082600000" calcext:value-type="float">
            <text:p>80826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office:value-type="float" office:value="7939800000" calcext:value-type="float">
            <text:p>79398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office:value-type="float" office:value="7303700000" calcext:value-type="float">
            <text:p>73037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office:value-type="float" office:value="8420300000" calcext:value-type="float">
            <text:p>84203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office:value-type="float" office:value="7797800000" calcext:value-type="float">
            <text:p>77978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office:value-type="float" office:value="7504300000" calcext:value-type="float">
            <text:p>75043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office:value-type="float" office:value="6612900000" calcext:value-type="float">
            <text:p>6612900000</text:p>
          </table:table-cell>
          <table:table-cell table:number-columns-repeated="1016"/>
        </table:table-row>
        <table:table-row table:style-name="ro1">
          <table:covered-table-cell table:style-name="ce23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office:value-type="float" office:value="6337000000" calcext:value-type="float">
            <text:p>63370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office:value-type="float" office:value="5625000000" calcext:value-type="float">
            <text:p>5625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office:value-type="float" office:value="6003400000" calcext:value-type="float">
            <text:p>60034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office:value-type="float" office:value="6197100000" calcext:value-type="float">
            <text:p>61971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office:value-type="float" office:value="6713200000" calcext:value-type="float">
            <text:p>67132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office:value-type="float" office:value="7420000000" calcext:value-type="float">
            <text:p>7420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office:value-type="float" office:value="7009400000" calcext:value-type="float">
            <text:p>70094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office:value-type="float" office:value="7643700000" calcext:value-type="float">
            <text:p>76437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office:value-type="float" office:value="7701300000" calcext:value-type="float">
            <text:p>77013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office:value-type="float" office:value="6793400000" calcext:value-type="float">
            <text:p>67934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office:value-type="float" office:value="6882100000" calcext:value-type="float">
            <text:p>68821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office:value-type="float" office:value="6642900000" calcext:value-type="float">
            <text:p>6642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office:value-type="float" office:value="6295000000" calcext:value-type="float">
            <text:p>62950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office:value-type="float" office:value="5664900000" calcext:value-type="float">
            <text:p>5664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office:value-type="float" office:value="5743000000" calcext:value-type="float">
            <text:p>574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office:value-type="float" office:value="5968300000" calcext:value-type="float">
            <text:p>59683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office:value-type="float" office:value="7565200000" calcext:value-type="float">
            <text:p>75652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office:value-type="float" office:value="8429000000" calcext:value-type="float">
            <text:p>8429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office:value-type="float" office:value="7550900000" calcext:value-type="float">
            <text:p>7550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office:value-type="float" office:value="7827900000" calcext:value-type="float">
            <text:p>7827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office:value-type="float" office:value="7734900000" calcext:value-type="float">
            <text:p>7734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office:value-type="float" office:value="6994900000" calcext:value-type="float">
            <text:p>69949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office:value-type="float" office:value="7271000000" calcext:value-type="float">
            <text:p>727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office:value-type="float" office:value="6829000000" calcext:value-type="float">
            <text:p>6829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office:value-type="float" office:value="5447000000" calcext:value-type="float">
            <text:p>54470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office:value-type="float" office:value="5231000000" calcext:value-type="float">
            <text:p>523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office:value-type="float" office:value="5393000000" calcext:value-type="float">
            <text:p>539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office:value-type="float" office:value="5253000000" calcext:value-type="float">
            <text:p>525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office:value-type="float" office:value="6476700000" calcext:value-type="float">
            <text:p>64767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office:value-type="float" office:value="7178000000" calcext:value-type="float">
            <text:p>7178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office:value-type="float" office:value="7288000000" calcext:value-type="float">
            <text:p>7288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office:value-type="float" office:value="6723000000" calcext:value-type="float">
            <text:p>672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office:value-type="float" office:value="6599000000" calcext:value-type="float">
            <text:p>6599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office:value-type="float" office:value="6016000000" calcext:value-type="float">
            <text:p>6016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office:value-type="float" office:value="5967000000" calcext:value-type="float">
            <text:p>5967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office:value-type="float" office:value="5279000000" calcext:value-type="float">
            <text:p>5279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office:value-type="float" office:value="4573000000" calcext:value-type="float">
            <text:p>45730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office:value-type="float" office:value="3797000000" calcext:value-type="float">
            <text:p>3797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office:value-type="float" office:value="3867000000" calcext:value-type="float">
            <text:p>3867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office:value-type="float" office:value="4390000000" calcext:value-type="float">
            <text:p>4390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office:value-type="float" office:value="5146000000" calcext:value-type="float">
            <text:p>5146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office:value-type="float" office:value="5202000000" calcext:value-type="float">
            <text:p>5202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office:value-type="float" office:value="6039000000" calcext:value-type="float">
            <text:p>6039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office:value-type="float" office:value="5567000000" calcext:value-type="float">
            <text:p>5567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office:value-type="float" office:value="5131000000" calcext:value-type="float">
            <text:p>513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office:value-type="float" office:value="5169000000" calcext:value-type="float">
            <text:p>5169000000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octubre</text:p>
          </table:table-cell>
          <table:table-cell table:style-name="ce24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style-name="ce28" office:value-type="float" office:value="5032000000" calcext:value-type="float">
            <text:p>5032000000</text:p>
          </table:table-cell>
          <table:table-cell table:style-name="ce28"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office:value-type="float" office:value="4000000000" calcext:value-type="float">
            <text:p>4000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office:value-type="float" office:value="3411000000" calcext:value-type="float">
            <text:p>34110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office:value-type="float" office:value="3875000000" calcext:value-type="float">
            <text:p>3875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office:value-type="float" office:value="4143000000" calcext:value-type="float">
            <text:p>414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office:value-type="float" office:value="4424000000" calcext:value-type="float">
            <text:p>4424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office:value-type="float" office:value="4743000000" calcext:value-type="float">
            <text:p>4743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office:value-type="float" office:value="5371000000" calcext:value-type="float">
            <text:p>537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office:value-type="float" office:value="5285000000" calcext:value-type="float">
            <text:p>5285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office:value-type="float" office:value="4980000000" calcext:value-type="float">
            <text:p>4980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office:value-type="float" office:value="5759000000" calcext:value-type="float">
            <text:p>5759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office:value-type="float" office:value="5018000000" calcext:value-type="float">
            <text:p>5018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office:value-type="float" office:value="4711000000" calcext:value-type="float">
            <text:p>4711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office:value-type="float" office:value="4836000000" calcext:value-type="float">
            <text:p>4836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2"/>
          <table:table-cell office:value-type="float" office:value="4587000000" calcext:value-type="float">
            <text:p>4587000000</text:p>
          </table:table-cell>
          <table:table-cell table:number-columns-repeated="1016"/>
        </table:table-row>
        <table:table-row table:style-name="ro1">
          <table:table-cell table:style-name="ce21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2"/>
          <table:table-cell office:value-type="float" office:value="4252000000" calcext:value-type="float">
            <text:p>4252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2"/>
          <table:table-cell office:value-type="float" office:value="3888000000" calcext:value-type="float">
            <text:p>38880000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5"/>
          <table:table-cell table:style-name="Default" table:number-columns-repeated="6"/>
          <table:table-cell table:number-columns-repeated="1017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8:Datos.D1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7 Datos.E8:Datos.E1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10.63mm" svg:height="95.01mm" svg:x="22.34mm" svg:y="2.26mm">
            <loext:p/>
            <draw:object draw:notify-on-update-of-ranges="Datos.C1:Datos.C1 Datos.C7:Datos.C126 Datos.G1:Datos.G1 Datos.G7:Datos.G1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212.91mm" svg:height="133.71mm" svg:x="248.36mm" svg:y="13.56mm">
            <loext:p/>
            <draw:object draw:notify-on-update-of-ranges="Datos.C1:Datos.C1 Datos.C2:Datos.C123 Datos.H1:Datos.H1 Datos.H2:Datos.H1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 style:data-style-name="N2" text:time-value="12:19:01.463996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4T12:19:18.682442693</dc:date>
    <meta:editing-duration>PT1H8M27S</meta:editing-duration>
    <meta:editing-cycles>11</meta:editing-cycles>
    <meta:generator>LibreOffice/5.4.2.2.0$Linux_X86_64 LibreOffice_project/40$Build-2</meta:generator>
    <meta:document-statistic meta:table-count="2" meta:cell-count="8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64cm" svg:height="9.502cm" xlink:href=".." xlink:type="simple" chart:class="chart:line" chart:style-name="ch1">
        <chart:title svg:x="8.623cm" svg:y="0.325cm" chart:style-name="ch2">
          <text:p>Ventas mensuales</text:p>
        </chart:title>
        <chart:legend chart:legend-position="bottom" svg:x="6.474cm" svg:y="8.982cm" style:legend-expansion="wide" chart:style-name="ch3"/>
        <chart:plot-area chart:style-name="ch4" table:cell-range-address="Datos.C1:Datos.C1 Datos.C7:Datos.C126 Datos.G1:Datos.G1 Datos.G7:Datos.G126" chart:data-source-has-labels="row" svg:x="0.421cm" svg:y="1.216cm" svg:width="20.222cm" svg:height="7.392cm">
          <chartooo:coordinate-region svg:x="1.783cm" svg:y="1.358cm" svg:width="18.86cm" svg:height="6.3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os.C7:Datos.C126" chart:label-cell-address="Datos.C1:Datos.C1" chart:class="chart:line">
            <chart:data-point chart:repeated="120"/>
          </chart:series>
          <chart:series chart:style-name="ch8" chart:values-cell-range-address="Datos.G7:Datos.G126" chart:label-cell-address="Datos.G1:Datos.G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Promedio móvil 2 de lo anterior</text:p>
                <draw:g>
                  <svg:desc>Datos.G1:Dat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98">
                <text:p>31598</text:p>
                <draw:g>
                  <svg:desc>Datos.C7:Datos.C126</svg:desc>
                </draw:g>
              </table:table-cell>
              <table:table-cell office:value-type="float" office:value="NaN">
                <text:p>NaN</text:p>
                <draw:g>
                  <svg:desc>Datos.G7:Datos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27">
                <text:p>3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93">
                <text:p>4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63">
                <text:p>36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14">
                <text:p>3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8">
                <text:p>2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54">
                <text:p>19154</text:p>
              </table:table-cell>
              <table:table-cell office:value-type="float" office:value="37638.7083333333">
                <text:p>37638.70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94">
                <text:p>65294</text:p>
              </table:table-cell>
              <table:table-cell office:value-type="float" office:value="38083.25">
                <text:p>3808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33">
                <text:p>34933</text:p>
              </table:table-cell>
              <table:table-cell office:value-type="float" office:value="38185.25">
                <text:p>3818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42">
                <text:p>32542</text:p>
              </table:table-cell>
              <table:table-cell office:value-type="float" office:value="38247.7916666667">
                <text:p>38247.791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47">
                <text:p>41847</text:p>
              </table:table-cell>
              <table:table-cell office:value-type="float" office:value="38487.125">
                <text:p>38487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58">
                <text:p>42158</text:p>
              </table:table-cell>
              <table:table-cell office:value-type="float" office:value="38394.5">
                <text:p>3839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45">
                <text:p>36645</text:p>
              </table:table-cell>
              <table:table-cell office:value-type="float" office:value="38089.8333333333">
                <text:p>38089.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49">
                <text:p>43349</text:p>
              </table:table-cell>
              <table:table-cell office:value-type="float" office:value="37607.125">
                <text:p>3760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19">
                <text:p>37819</text:p>
              </table:table-cell>
              <table:table-cell office:value-type="float" office:value="37095.875">
                <text:p>37095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38">
                <text:p>41238</text:p>
              </table:table-cell>
              <table:table-cell office:value-type="float" office:value="36843.0416666667">
                <text:p>36843.041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683">
                <text:p>37683</text:p>
              </table:table-cell>
              <table:table-cell office:value-type="float" office:value="36336.5416666667">
                <text:p>36336.541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26">
                <text:p>26426</text:p>
              </table:table-cell>
              <table:table-cell office:value-type="float" office:value="35441.4166666667">
                <text:p>35441.41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34">
                <text:p>15134</text:p>
              </table:table-cell>
              <table:table-cell office:value-type="float" office:value="34876.75">
                <text:p>3487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729">
                <text:p>57729</text:p>
              </table:table-cell>
              <table:table-cell office:value-type="float" office:value="34471.4166666667">
                <text:p>34471.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28">
                <text:p>30228</text:p>
              </table:table-cell>
              <table:table-cell office:value-type="float" office:value="34004.25">
                <text:p>3400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79">
                <text:p>31179</text:p>
              </table:table-cell>
              <table:table-cell office:value-type="float" office:value="33600.5416666667">
                <text:p>33600.541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54">
                <text:p>31054</text:p>
              </table:table-cell>
              <table:table-cell office:value-type="float" office:value="33108.125">
                <text:p>33108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68">
                <text:p>31468</text:p>
              </table:table-cell>
              <table:table-cell office:value-type="float" office:value="32975.375">
                <text:p>32975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83">
                <text:p>33783</text:p>
              </table:table-cell>
              <table:table-cell office:value-type="float" office:value="33261.5416666667">
                <text:p>33261.541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83">
                <text:p>36483</text:p>
              </table:table-cell>
              <table:table-cell office:value-type="float" office:value="33586.3333333333">
                <text:p>3358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73">
                <text:p>33473</text:p>
              </table:table-cell>
              <table:table-cell office:value-type="float" office:value="33976.625">
                <text:p>33976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95">
                <text:p>35895</text:p>
              </table:table-cell>
              <table:table-cell office:value-type="float" office:value="34706.0833333333">
                <text:p>34706.0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08">
                <text:p>31208</text:p>
              </table:table-cell>
              <table:table-cell office:value-type="float" office:value="35555.0833333333">
                <text:p>35555.08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15">
                <text:p>29715</text:p>
              </table:table-cell>
              <table:table-cell office:value-type="float" office:value="36183.125">
                <text:p>36183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13">
                <text:p>18713</text:p>
              </table:table-cell>
              <table:table-cell office:value-type="float" office:value="36744.5833333333">
                <text:p>36744.58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45">
                <text:p>61945</text:p>
              </table:table-cell>
              <table:table-cell office:value-type="float" office:value="37331.8333333333">
                <text:p>37331.8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79">
                <text:p>35379</text:p>
              </table:table-cell>
              <table:table-cell office:value-type="float" office:value="38030.2916666667">
                <text:p>38030.29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535">
                <text:p>43535</text:p>
              </table:table-cell>
              <table:table-cell office:value-type="float" office:value="38970.9166666667">
                <text:p>38970.91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74">
                <text:p>39074</text:p>
              </table:table-cell>
              <table:table-cell office:value-type="float" office:value="39879.625">
                <text:p>39879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521">
                <text:p>38521</text:p>
              </table:table-cell>
              <table:table-cell office:value-type="float" office:value="40722.1666666667">
                <text:p>40722.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05">
                <text:p>40205</text:p>
              </table:table-cell>
              <table:table-cell office:value-type="float" office:value="41712.8333333333">
                <text:p>41712.8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55">
                <text:p>44155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64">
                <text:p>42564</text:p>
              </table:table-cell>
              <table:table-cell office:value-type="float" office:value="44000.5416666667">
                <text:p>44000.54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79">
                <text:p>49379</text:p>
              </table:table-cell>
              <table:table-cell office:value-type="float" office:value="44816.4166666667">
                <text:p>44816.4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533">
                <text:p>39533</text:p>
              </table:table-cell>
              <table:table-cell office:value-type="float" office:value="45605.8333333333">
                <text:p>45605.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11">
                <text:p>41611</text:p>
              </table:table-cell>
              <table:table-cell office:value-type="float" office:value="46542.5833333333">
                <text:p>46542.5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93">
                <text:p>30593</text:p>
              </table:table-cell>
              <table:table-cell office:value-type="float" office:value="47826.2083333333">
                <text:p>47826.208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933">
                <text:p>77933</text:p>
              </table:table-cell>
              <table:table-cell office:value-type="float" office:value="49067.4166666667">
                <text:p>49067.41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428">
                <text:p>46428</text:p>
              </table:table-cell>
              <table:table-cell office:value-type="float" office:value="50346.7083333333">
                <text:p>50346.708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067">
                <text:p>52067</text:p>
              </table:table-cell>
              <table:table-cell office:value-type="float" office:value="51843.1666666667">
                <text:p>51843.1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488">
                <text:p>49488</text:p>
              </table:table-cell>
              <table:table-cell office:value-type="float" office:value="53199.75">
                <text:p>53199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589">
                <text:p>50589</text:p>
              </table:table-cell>
              <table:table-cell office:value-type="float" office:value="54283.0416666667">
                <text:p>54283.04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944">
                <text:p>58944</text:p>
              </table:table-cell>
              <table:table-cell office:value-type="float" office:value="54643.5833333333">
                <text:p>54643.5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205">
                <text:p>55205</text:p>
              </table:table-cell>
              <table:table-cell office:value-type="float" office:value="55105.7083333333">
                <text:p>55105.70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217">
                <text:p>62217</text:p>
              </table:table-cell>
              <table:table-cell office:value-type="float" office:value="55561.5">
                <text:p>5556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641">
                <text:p>65641</text:p>
              </table:table-cell>
              <table:table-cell office:value-type="float" office:value="55961.7083333333">
                <text:p>55961.70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829">
                <text:p>55829</text:p>
              </table:table-cell>
              <table:table-cell office:value-type="float" office:value="56259.7083333333">
                <text:p>56259.708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314">
                <text:p>51314</text:p>
              </table:table-cell>
              <table:table-cell office:value-type="float" office:value="56446.625">
                <text:p>56446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43">
                <text:p>29543</text:p>
              </table:table-cell>
              <table:table-cell office:value-type="float" office:value="56587.5833333333">
                <text:p>56587.5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74">
                <text:p>90074</text:p>
              </table:table-cell>
              <table:table-cell office:value-type="float" office:value="56477.5416666667">
                <text:p>56477.541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226">
                <text:p>45226</text:p>
              </table:table-cell>
              <table:table-cell office:value-type="float" office:value="56368.7916666667">
                <text:p>56368.791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74">
                <text:p>62874</text:p>
              </table:table-cell>
              <table:table-cell office:value-type="float" office:value="55445.1666666667">
                <text:p>55445.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33">
                <text:p>45833</text:p>
              </table:table-cell>
              <table:table-cell office:value-type="float" office:value="54532.9166666667">
                <text:p>54532.91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30">
                <text:p>58730</text:p>
              </table:table-cell>
              <table:table-cell office:value-type="float" office:value="53932.6666666667">
                <text:p>53932.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186">
                <text:p>54186</text:p>
              </table:table-cell>
              <table:table-cell office:value-type="float" office:value="53392.7083333333">
                <text:p>53392.708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22">
                <text:p>57322</text:p>
              </table:table-cell>
              <table:table-cell office:value-type="float" office:value="52955.7083333333">
                <text:p>52955.708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490">
                <text:p>57490</text:p>
              </table:table-cell>
              <table:table-cell office:value-type="float" office:value="52766.875">
                <text:p>52766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201">
                <text:p>48201</text:p>
              </table:table-cell>
              <table:table-cell office:value-type="float" office:value="52646.625">
                <text:p>52646.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375">
                <text:p>51375</text:p>
              </table:table-cell>
              <table:table-cell office:value-type="float" office:value="53045.625">
                <text:p>53045.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362">
                <text:p>41362</text:p>
              </table:table-cell>
              <table:table-cell office:value-type="float" office:value="54163">
                <text:p>5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36">
                <text:p>26536</text:p>
              </table:table-cell>
              <table:table-cell office:value-type="float" office:value="54680.875">
                <text:p>54680.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593">
                <text:p>82593</text:p>
              </table:table-cell>
              <table:table-cell office:value-type="float" office:value="55097.4583333333">
                <text:p>55097.458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75">
                <text:p>48175</text:p>
              </table:table-cell>
              <table:table-cell office:value-type="float" office:value="55675.5">
                <text:p>5567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039">
                <text:p>57039</text:p>
              </table:table-cell>
              <table:table-cell office:value-type="float" office:value="56540.625">
                <text:p>56540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244">
                <text:p>61244</text:p>
              </table:table-cell>
              <table:table-cell office:value-type="float" office:value="57799.0833333333">
                <text:p>57799.08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136">
                <text:p>70136</text:p>
              </table:table-cell>
              <table:table-cell office:value-type="float" office:value="58577.3333333333">
                <text:p>58577.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209">
                <text:p>55209</text:p>
              </table:table-cell>
              <table:table-cell office:value-type="float" office:value="59185.0833333333">
                <text:p>59185.08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297">
                <text:p>66297</text:p>
              </table:table-cell>
              <table:table-cell office:value-type="float" office:value="59726.3333333333">
                <text:p>59726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88">
                <text:p>62388</text:p>
              </table:table-cell>
              <table:table-cell office:value-type="float" office:value="59703.375">
                <text:p>59703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066">
                <text:p>64066</text:p>
              </table:table-cell>
              <table:table-cell office:value-type="float" office:value="58813.9583333333">
                <text:p>58813.95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13">
                <text:p>65713</text:p>
              </table:table-cell>
              <table:table-cell office:value-type="float" office:value="57205.75">
                <text:p>57205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02">
                <text:p>45702</text:p>
              </table:table-cell>
              <table:table-cell office:value-type="float" office:value="55228.75">
                <text:p>55228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82">
                <text:p>36782</text:p>
              </table:table-cell>
              <table:table-cell office:value-type="float" office:value="53452.3333333333">
                <text:p>53452.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337">
                <text:p>85337</text:p>
              </table:table-cell>
              <table:table-cell office:value-type="float" office:value="52011.875">
                <text:p>52011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80">
                <text:p>44880</text:p>
              </table:table-cell>
              <table:table-cell office:value-type="float" office:value="50513.75">
                <text:p>50513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88">
                <text:p>38988</text:p>
              </table:table-cell>
              <table:table-cell office:value-type="float" office:value="49004.9583333333">
                <text:p>49004.958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98">
                <text:p>40698</text:p>
              </table:table-cell>
              <table:table-cell office:value-type="float" office:value="47135.75">
                <text:p>47135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234">
                <text:p>43234</text:p>
              </table:table-cell>
              <table:table-cell office:value-type="float" office:value="45339.7083333333">
                <text:p>45339.708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477">
                <text:p>39477</text:p>
              </table:table-cell>
              <table:table-cell office:value-type="float" office:value="43975.5416666667">
                <text:p>43975.541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458">
                <text:p>47458</text:p>
              </table:table-cell>
              <table:table-cell office:value-type="float" office:value="41856.7083333333">
                <text:p>41856.708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272">
                <text:p>45272</text:p>
              </table:table-cell>
              <table:table-cell office:value-type="float" office:value="39830.9583333333">
                <text:p>39830.958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971">
                <text:p>44971</text:p>
              </table:table-cell>
              <table:table-cell office:value-type="float" office:value="39165">
                <text:p>39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47">
                <text:p>39947</text:p>
              </table:table-cell>
              <table:table-cell office:value-type="float" office:value="38961.6666666667">
                <text:p>38961.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63">
                <text:p>28363</text:p>
              </table:table-cell>
              <table:table-cell office:value-type="float" office:value="38542.9166666667">
                <text:p>38542.9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381">
                <text:p>21381</text:p>
              </table:table-cell>
              <table:table-cell office:value-type="float" office:value="38307.4166666667">
                <text:p>38307.41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886">
                <text:p>49886</text:p>
              </table:table-cell>
              <table:table-cell office:value-type="float" office:value="38294.7083333333">
                <text:p>38294.708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13">
                <text:p>31713</text:p>
              </table:table-cell>
              <table:table-cell office:value-type="float" office:value="38000.875">
                <text:p>38000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72">
                <text:p>36172</text:p>
              </table:table-cell>
              <table:table-cell office:value-type="float" office:value="37985.8333333333">
                <text:p>37985.8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634">
                <text:p>38634</text:p>
              </table:table-cell>
              <table:table-cell office:value-type="float" office:value="38336.25">
                <text:p>38336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248">
                <text:p>35248</text:p>
              </table:table-cell>
              <table:table-cell office:value-type="float" office:value="38890.875">
                <text:p>38890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11">
                <text:p>41811</text:p>
              </table:table-cell>
              <table:table-cell office:value-type="float" office:value="39331.7083333333">
                <text:p>39331.708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19">
                <text:p>44819</text:p>
              </table:table-cell>
              <table:table-cell office:value-type="float" office:value="39108.4166666667">
                <text:p>39108.41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859">
                <text:p>40859</text:p>
              </table:table-cell>
              <table:table-cell office:value-type="float" office:value="39028.7916666667">
                <text:p>39028.791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023">
                <text:p>49023</text:p>
              </table:table-cell>
              <table:table-cell office:value-type="float" office:value="39562.5833333333">
                <text:p>39562.58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305">
                <text:p>44305</text:p>
              </table:table-cell>
              <table:table-cell office:value-type="float" office:value="40156.8333333333">
                <text:p>40156.8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16">
                <text:p>37316</text:p>
              </table:table-cell>
              <table:table-cell office:value-type="float" office:value="40801.0833333333">
                <text:p>40801.08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08">
                <text:p>23008</text:p>
              </table:table-cell>
              <table:table-cell office:value-type="float" office:value="41074.8333333333">
                <text:p>41074.8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00">
                <text:p>42900</text:p>
              </table:table-cell>
              <table:table-cell office:value-type="float" office:value="41117.5">
                <text:p>41117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788">
                <text:p>36788</text:p>
              </table:table-cell>
              <table:table-cell office:value-type="float" office:value="41819.875">
                <text:p>41819.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908">
                <text:p>43908</text:p>
              </table:table-cell>
              <table:table-cell office:value-type="float" office:value="42515.625">
                <text:p>42515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160">
                <text:p>45160</text:p>
              </table:table-cell>
              <table:table-cell office:value-type="float" office:value="42692.25">
                <text:p>4269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84">
                <text:p>44184</text:p>
              </table:table-cell>
              <table:table-cell office:value-type="float" office:value="42926.8333333333">
                <text:p>42926.8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445">
                <text:p>39445</text:p>
              </table:table-cell>
              <table:table-cell office:value-type="float" office:value="43371.4583333333">
                <text:p>43371.458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209">
                <text:p>48209</text:p>
              </table:table-cell>
              <table:table-cell office:value-type="float" office:value="44689.5416666667">
                <text:p>44689.541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326">
                <text:p>54326</text:p>
              </table:table-cell>
              <table:table-cell office:value-type="float" office:value="45986.0833333333">
                <text:p>45986.08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254">
                <text:p>52254</text:p>
              </table:table-cell>
              <table:table-cell office:value-type="float" office:value="46764.3333333333">
                <text:p>46764.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13">
                <text:p>45313</text:p>
              </table:table-cell>
              <table:table-cell office:value-type="float" office:value="47435.8333333333">
                <text:p>47435.8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938">
                <text:p>41938</text:p>
              </table:table-cell>
              <table:table-cell office:value-type="float" office:value="48085.5">
                <text:p>4808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057">
                <text:p>2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485">
                <text:p>6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054">
                <text:p>5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130">
                <text:p>48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806">
                <text:p>56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8:Datos.D126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26" chart:data-source-has-labels="row" svg:x="0.422cm" svg:y="1.228cm" svg:width="20.275cm" svg:height="8.421cm">
          <chartooo:coordinate-region svg:x="2.234cm" svg:y="1.332cm" svg:width="18.463cm" svg:height="8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92cm" svg:height="13.372cm" xlink:href=".." xlink:type="simple" chart:class="chart:line" chart:style-name="ch1">
        <chart:plot-area chart:style-name="ch2" table:cell-range-address="Datos.C1:Datos.C123 Datos.H1:Datos.H123" chart:data-source-has-labels="row" svg:x="0.425cm" svg:y="0.267cm" svg:width="20.442cm" svg:height="12.838cm">
          <chartooo:coordinate-region svg:x="2.528cm" svg:y="0.409cm" svg:width="16.976cm" svg:height="11.8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secondary-y" chart:style-name="ch6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7" chart:values-cell-range-address="Datos.H2:Datos.H123" chart:label-cell-address="Datos.H1:Datos.H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dólares)</text:p>
                <draw:g>
                  <svg:desc>Datos.H1:Dato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3388900000">
                <text:p>3388900000</text:p>
                <draw:g>
                  <svg:desc>Datos.H2:Datos.H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